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629cm"/>
    </style:style>
    <style:style style:name="gr4" style:family="graphic" style:parent-style-name="objectwithoutfill">
      <style:graphic-properties svg:stroke-color="#0000ff" draw:marker-start="Arrow" draw:marker-end="" draw:marker-end-width="0.3cm" draw:fill="none" draw:textarea-horizontal-align="center" draw:textarea-vertical-align="middle"/>
    </style:style>
    <style:style style:name="gr5" style:family="graphic" style:parent-style-name="objectwithoutfill">
      <style:graphic-properties svg:stroke-color="#0000ff" draw:marker-start="" draw:marker-end="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0000ff"/>
    </style:style>
    <style:style style:name="T1" style:family="text">
      <style:text-properties fo:color="#0000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ata_5f_flow">
        <draw:g>
          <draw:custom-shape draw:style-name="gr1" draw:text-style-name="P1" draw:layer="layout" svg:width="1.706cm" svg:height="0.375cm" svg:x="3.425cm" svg:y="1.412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1.302cm" svg:height="0.357cm" svg:x="3.654cm" svg:y="0.987cm">
            <draw:text-box>
              <text:p>cv_driver</text:p>
            </draw:text-box>
          </draw:frame>
          <draw:custom-shape draw:style-name="gr1" draw:text-style-name="P1" draw:layer="layout" svg:width="1.706cm" svg:height="0.713cm" svg:x="3.425cm" svg:y="1.787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xml:id="id1" draw:id="id1" draw:layer="layout" svg:width="0.662cm" svg:height="0.357cm" svg:x="3.512cm" svg:y="1.965cm">
            <draw:text-box>
              <text:p><text:span text:style-name="T1">plcl1</text:span></text:p>
            </draw:text-box>
          </draw:frame>
          <draw:custom-shape draw:style-name="gr1" draw:text-style-name="P1" draw:layer="layout" svg:width="1.106cm" svg:height="0.588cm" svg:x="0.625cm" svg:y="1.812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1.479cm" svg:height="0.357cm" svg:x="0.554cm" svg:y="1.387cm">
            <draw:text-box>
              <text:p>cv30_feed</text:p>
            </draw:text-box>
          </draw:frame>
          <draw:custom-shape draw:style-name="gr1" draw:text-style-name="P1" draw:layer="layout" svg:width="1.106cm" svg:height="0.5cm" svg:x="0.625cm" svg:y="2.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xml:id="id2" draw:id="id2" draw:layer="layout" svg:width="0.662cm" svg:height="0.357cm" svg:x="0.925cm" svg:y="1.9cm">
            <draw:text-box>
              <text:p><text:span text:style-name="T1">plcl1</text:span></text:p>
            </draw:text-box>
          </draw:frame>
          <draw:connector draw:style-name="gr4" draw:text-style-name="P1" draw:layer="layout" draw:type="curve" svg:x1="3.512cm" svg:y1="2.143cm" svg:x2="1.587cm" svg:y2="2.078cm" draw:start-shape="id1" draw:start-glue-point="3" draw:end-shape="id2" draw:end-glue-point="1" svg:d="M3512 2143c-1443 0-481-65-1925-65" svg:viewBox="0 0 1926 66">
            <text:p/>
          </draw:connector>
          <draw:custom-shape draw:style-name="gr1" draw:text-style-name="P1" draw:layer="layout" svg:width="1.506cm" svg:height="0.588cm" svg:x="0.425cm" svg:y="3.712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157cm" svg:height="0.357cm" svg:x="0.254cm" svg:y="3.287cm">
            <draw:text-box>
              <text:p>cv30_undilute1</text:p>
            </draw:text-box>
          </draw:frame>
          <draw:custom-shape draw:style-name="gr1" draw:text-style-name="P1" draw:layer="layout" svg:width="1.506cm" svg:height="0.5cm" svg:x="0.425cm" svg:y="4.3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xml:id="id3" draw:id="id3" draw:layer="layout" svg:width="0.662cm" svg:height="0.357cm" svg:x="0.725cm" svg:y="3.8cm">
            <draw:text-box>
              <text:p><text:span text:style-name="T1">plcl1</text:span></text:p>
            </draw:text-box>
          </draw:frame>
          <draw:connector draw:style-name="gr5" draw:text-style-name="P1" draw:layer="layout" draw:type="curve" svg:x1="3.843cm" svg:y1="2.322cm" svg:x2="1.387cm" svg:y2="3.978cm" draw:start-shape="id1" draw:start-glue-point="2" draw:end-shape="id3" draw:end-glue-point="1" svg:d="M3843 2322c0 1104-818 1656-2456 1656" svg:viewBox="0 0 2457 1657">
            <text:p/>
          </draw:connector>
          <draw:custom-shape draw:style-name="gr1" draw:text-style-name="P1" draw:layer="layout" svg:width="1.806cm" svg:height="0.588cm" svg:x="2.725cm" svg:y="4.712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1.763cm" svg:height="0.357cm" svg:x="2.754cm" svg:y="4.287cm">
            <draw:text-box>
              <text:p>cv30_trigger</text:p>
            </draw:text-box>
          </draw:frame>
          <draw:custom-shape draw:style-name="gr1" draw:text-style-name="P1" draw:layer="layout" svg:width="1.806cm" svg:height="0.5cm" svg:x="2.725cm" svg:y="5.3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xml:id="id4" draw:id="id4" draw:layer="layout" svg:width="0.662cm" svg:height="0.357cm" svg:x="3.325cm" svg:y="4.8cm">
            <draw:text-box>
              <text:p><text:span text:style-name="T1">plcl1</text:span></text:p>
            </draw:text-box>
          </draw:frame>
          <draw:connector draw:style-name="gr5" draw:text-style-name="P1" draw:layer="layout" draw:type="curve" svg:x1="3.843cm" svg:y1="2.322cm" svg:x2="3.325cm" svg:y2="4.978cm" draw:start-shape="id1" draw:start-glue-point="2" draw:end-shape="id4" draw:end-glue-point="3" svg:d="M3843 2322c0 1858-509 1548-826 1748s-442 908 308 908" svg:viewBox="0 0 1076 2657">
            <text:p/>
          </draw:connector>
          <draw:custom-shape draw:style-name="gr1" draw:text-style-name="P1" draw:layer="layout" svg:width="2.006cm" svg:height="0.588cm" svg:x="6.125cm" svg:y="4.612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241cm" svg:height="0.357cm" svg:x="5.954cm" svg:y="4.187cm">
            <draw:text-box>
              <text:p>cv30_compress</text:p>
            </draw:text-box>
          </draw:frame>
          <draw:custom-shape draw:style-name="gr1" draw:text-style-name="P1" draw:layer="layout" svg:width="2.006cm" svg:height="0.5cm" svg:x="6.125cm" svg:y="5.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xml:id="id5" draw:id="id5" draw:layer="layout" svg:width="0.662cm" svg:height="0.357cm" svg:x="6.725cm" svg:y="4.7cm">
            <draw:text-box>
              <text:p><text:span text:style-name="T1">plcl1</text:span></text:p>
            </draw:text-box>
          </draw:frame>
          <draw:connector draw:style-name="gr5" draw:text-style-name="P1" draw:layer="layout" draw:type="curve" svg:x1="3.843cm" svg:y1="2.322cm" svg:x2="6.725cm" svg:y2="4.878cm" draw:start-shape="id1" draw:start-glue-point="2" draw:end-shape="id5" draw:end-glue-point="3" svg:d="M3843 2322c0 1704 960 2556 2882 2556" svg:viewBox="0 0 2883 2557">
            <text:p/>
          </draw:connector>
          <draw:frame draw:style-name="gr2" draw:text-style-name="P2" xml:id="id6" draw:id="id6" draw:layer="layout" svg:width="0.485cm" svg:height="0.357cm" svg:x="7.625cm" svg:y="4.661cm">
            <draw:text-box>
              <text:p><text:span text:style-name="T1">plcl</text:span></text:p>
            </draw:text-box>
          </draw:frame>
          <draw:connector draw:style-name="gr5" draw:text-style-name="P1" draw:layer="layout" draw:type="curve" svg:x1="7.056cm" svg:y1="5.057cm" svg:x2="7.867cm" svg:y2="5.018cm" draw:start-shape="id5" draw:start-glue-point="2" draw:end-shape="id6" draw:end-glue-point="2" svg:d="M7056 5057c0 750 811 769 811-39" svg:viewBox="0 0 812 605">
            <text:p/>
          </draw:connector>
          <draw:frame draw:style-name="gr2" draw:text-style-name="P2" xml:id="id7" draw:id="id7" draw:layer="layout" svg:width="0.485cm" svg:height="0.357cm" svg:x="4.525cm" svg:y="1.961cm">
            <draw:text-box>
              <text:p><text:span text:style-name="T1">plcl</text:span></text:p>
            </draw:text-box>
          </draw:frame>
          <draw:connector draw:style-name="gr5" draw:text-style-name="P1" draw:layer="layout" draw:type="curve" svg:x1="8.11cm" svg:y1="4.839cm" svg:x2="4.767cm" svg:y2="2.318cm" draw:start-shape="id6" draw:start-glue-point="1" draw:end-shape="id7" draw:end-glue-point="2" svg:d="M8110 4839c763 0 637-675-390-866s-2953 103-2953-1655" svg:viewBox="0 0 3834 2522">
            <text:p/>
          </draw:connector>
          <draw:custom-shape draw:style-name="gr1" draw:text-style-name="P1" draw:layer="layout" svg:width="1.206cm" svg:height="0.588cm" svg:x="6.425cm" svg:y="2.312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157cm" svg:height="0.357cm" svg:x="6.254cm" svg:y="1.887cm">
            <draw:text-box>
              <text:p>cv30_undilute2</text:p>
            </draw:text-box>
          </draw:frame>
          <draw:custom-shape draw:style-name="gr1" draw:text-style-name="P1" draw:layer="layout" svg:width="1.206cm" svg:height="0.5cm" svg:x="6.425cm" svg:y="2.9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xml:id="id8" draw:id="id8" draw:layer="layout" svg:width="0.485cm" svg:height="0.357cm" svg:x="6.725cm" svg:y="2.4cm">
            <draw:text-box>
              <text:p><text:span text:style-name="T1">plcl</text:span></text:p>
            </draw:text-box>
          </draw:frame>
          <draw:connector draw:style-name="gr5" draw:text-style-name="P1" draw:layer="layout" draw:type="curve" svg:x1="5.01cm" svg:y1="2.139cm" svg:x2="6.725cm" svg:y2="2.578cm" draw:start-shape="id7" draw:start-glue-point="1" draw:end-shape="id8" draw:end-glue-point="3" svg:d="M5010 2139c1285 0 428 439 1715 439" svg:viewBox="0 0 1716 440">
            <text:p/>
          </draw:connector>
          <draw:custom-shape draw:style-name="gr1" draw:text-style-name="P1" draw:layer="layout" svg:width="0.72cm" svg:height="0.588cm" svg:x="6.525cm" svg:y="0.512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1.64cm" svg:height="0.357cm" svg:x="6.154cm" svg:y="0.087cm">
            <draw:text-box>
              <text:p>cv30_unsat</text:p>
            </draw:text-box>
          </draw:frame>
          <draw:custom-shape draw:style-name="gr1" draw:text-style-name="P1" draw:layer="layout" svg:width="0.72cm" svg:height="0.5cm" svg:x="6.525cm" svg:y="1.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xml:id="id9" draw:id="id9" draw:layer="layout" svg:width="0.485cm" svg:height="0.357cm" svg:x="6.625cm" svg:y="0.6cm">
            <draw:text-box>
              <text:p><text:span text:style-name="T1">plcl</text:span></text:p>
            </draw:text-box>
          </draw:frame>
          <draw:connector draw:style-name="gr5" draw:text-style-name="P1" draw:layer="layout" draw:type="curve" svg:x1="5.01cm" svg:y1="2.139cm" svg:x2="6.625cm" svg:y2="0.778cm" draw:start-shape="id7" draw:start-glue-point="1" draw:end-shape="id9" draw:end-glue-point="3" svg:d="M5010 2139c1210 0 403-1361 1615-1361" svg:viewBox="0 0 1616 1362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ata_5f_flow" style:display-name="data_flow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8T00:43:18.191730286</meta:creation-date>
    <dc:title>data_flow</dc:title>
    <meta:editing-duration>PT1H3M54S</meta:editing-duration>
    <meta:editing-cycles>21</meta:editing-cycles>
    <meta:generator>LibreOffice/4.2.8.2$Linux_X86_64 LibreOffice_project/420m0$Build-2</meta:generator>
    <meta:initial-creator>Lionel GUEZ</meta:initial-creator>
    <dc:date>2016-05-31T17:20:03.565577938</dc:date>
    <dc:creator>Lionel GUEZ</dc:creator>
    <meta:document-statistic meta:object-count="39"/>
    <meta:user-defined meta:name="Info 1"/>
    <meta:user-defined meta:name="Info 2"/>
    <meta:user-defined meta:name="Info 3"/>
    <meta:user-defined meta:name="Info 4"/>
  </office:meta>
</office:document-meta>
</file>